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andolFang R1" svg:font-family="'FandolFang R'" style:font-family-generic="modern" style:font-pitch="fixed"/>
    <style:font-face style:name="Liberation Mono" svg:font-family="'Liberation Mono'" style:font-family-generic="modern" style:font-pitch="fixed"/>
    <style:font-face style:name="CMU Concrete" svg:font-family="'CMU Concret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andolFang R" svg:font-family="'FandolFang R'"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a5754" officeooo:paragraph-rsid="000a5754"/>
    </style:style>
    <style:style style:name="P2" style:family="paragraph" style:parent-style-name="Preformatted_20_Text">
      <style:text-properties officeooo:paragraph-rsid="000a5754"/>
    </style:style>
    <style:style style:name="P3" style:family="paragraph" style:parent-style-name="Preformatted_20_Text">
      <style:text-properties fo:color="#0000ff" style:text-position="0% 100%" style:font-name="CMU Concrete" fo:font-size="14pt" fo:font-weight="bold" officeooo:rsid="000ac99a" officeooo:paragraph-rsid="000ac99a" style:font-name-asian="FandolFang R1" style:font-size-asian="12.25pt" style:font-weight-asian="bold" style:font-name-complex="Liberation Mono" style:font-size-complex="14pt" style:font-weight-complex="bold"/>
    </style:style>
    <style:style style:name="P4" style:family="paragraph" style:parent-style-name="Preformatted_20_Text">
      <style:text-properties fo:color="#0000ff" style:text-position="0% 100%" style:font-name="CMU Concrete" fo:font-size="14pt" fo:font-weight="bold" officeooo:rsid="000ac99a" officeooo:paragraph-rsid="000afd2f" style:font-name-asian="FandolFang R1" style:font-size-asian="12.25pt" style:font-weight-asian="bold" style:font-name-complex="Liberation Mono" style:font-size-complex="14pt" style:font-weight-complex="bold"/>
    </style:style>
    <style:style style:name="P5" style:family="paragraph" style:parent-style-name="Preformatted_20_Text">
      <style:text-properties fo:color="#0000ff" style:text-position="0% 100%" style:font-name="CMU Concrete" fo:font-size="14pt" fo:font-weight="bold" officeooo:rsid="000afd2f" officeooo:paragraph-rsid="000afd2f" style:font-name-asian="FandolFang R1" style:font-size-asian="12.25pt" style:font-weight-asian="bold" style:font-name-complex="Liberation Mono" style:font-size-complex="14pt" style:font-weight-complex="bold"/>
    </style:style>
    <style:style style:name="P6" style:family="paragraph" style:parent-style-name="Preformatted_20_Text">
      <style:text-properties fo:color="#0000ff" style:text-position="0% 100%" style:font-name="CMU Concrete" fo:font-size="14pt" fo:font-weight="bold" officeooo:rsid="000cefe2" officeooo:paragraph-rsid="000cefe2" style:font-name-asian="FandolFang R1" style:font-size-asian="12.25pt" style:font-weight-asian="bold" style:font-name-complex="Liberation Mono" style:font-size-complex="14pt" style:font-weight-complex="bold"/>
    </style:style>
    <style:style style:name="P7" style:family="paragraph" style:parent-style-name="Preformatted_20_Text">
      <style:text-properties fo:color="#0000ff" style:text-position="0% 100%" style:font-name="CMU Concrete" fo:font-size="14pt" fo:font-weight="bold" officeooo:rsid="000d06c6" officeooo:paragraph-rsid="000d06c6" style:font-name-asian="FandolFang R1" style:font-size-asian="12.25pt" style:font-weight-asian="bold" style:font-name-complex="Liberation Mono" style:font-size-complex="14pt" style:font-weight-complex="bold"/>
    </style:style>
    <style:style style:name="P8" style:family="paragraph" style:parent-style-name="Preformatted_20_Text">
      <style:text-properties fo:color="#0000ff" style:text-position="0% 100%" style:font-name="CMU Concrete" fo:font-size="14pt" fo:font-weight="bold" officeooo:rsid="000afd2f" officeooo:paragraph-rsid="000afd2f" style:font-size-asian="12.25pt" style:font-weight-asian="bold" style:font-size-complex="14pt" style:font-weight-complex="bold"/>
    </style:style>
    <style:style style:name="P9" style:family="paragraph" style:parent-style-name="Preformatted_20_Text">
      <style:text-properties fo:color="#000000" style:text-position="0% 100%" style:font-name="Liberation Mono" fo:font-size="10pt" fo:font-weight="normal" officeooo:rsid="000ac99a" officeooo:paragraph-rsid="000afd2f" style:font-name-asian="FandolFang R1" style:font-size-asian="10pt" style:font-weight-asian="normal" style:font-name-complex="Liberation Mono" style:font-size-complex="10pt" style:font-weight-complex="normal"/>
    </style:style>
    <style:style style:name="P10" style:family="paragraph" style:parent-style-name="Preformatted_20_Text">
      <style:text-properties fo:color="#000000" style:text-position="0% 100%" style:font-name="Liberation Mono" fo:font-size="10pt" fo:font-weight="normal" officeooo:rsid="000ac99a" officeooo:paragraph-rsid="000c0cc7" style:font-name-asian="FandolFang R1" style:font-size-asian="10pt" style:font-weight-asian="normal" style:font-name-complex="Liberation Mono" style:font-size-complex="10pt" style:font-weight-complex="normal"/>
    </style:style>
    <style:style style:name="P11" style:family="paragraph" style:parent-style-name="Preformatted_20_Text">
      <style:text-properties fo:color="#000000" style:text-position="0% 100%" style:font-name="Liberation Mono" fo:font-size="10pt" fo:font-weight="normal" officeooo:rsid="000ac99a" officeooo:paragraph-rsid="000d06c6" style:font-name-asian="FandolFang R1" style:font-size-asian="10pt" style:font-weight-asian="normal" style:font-name-complex="Liberation Mono" style:font-size-complex="10pt" style:font-weight-complex="normal"/>
    </style:style>
    <style:style style:name="P12" style:family="paragraph" style:parent-style-name="Preformatted_20_Text">
      <style:text-properties fo:color="#000000" style:text-position="0% 100%" style:font-name="Liberation Mono" fo:font-size="10pt" fo:font-weight="normal" officeooo:rsid="000e5bdf" officeooo:paragraph-rsid="000e5bdf" style:font-name-asian="FandolFang R1" style:font-size-asian="10pt" style:font-weight-asian="normal" style:font-name-complex="Liberation Mono" style:font-size-complex="10pt" style:font-weight-complex="normal"/>
    </style:style>
    <style:style style:name="P13" style:family="paragraph" style:parent-style-name="Preformatted_20_Text">
      <style:text-properties officeooo:paragraph-rsid="000afd2f"/>
    </style:style>
    <style:style style:name="P14" style:family="paragraph" style:parent-style-name="Preformatted_20_Text">
      <style:text-properties officeooo:rsid="000afd2f" officeooo:paragraph-rsid="000afd2f"/>
    </style:style>
    <style:style style:name="P15" style:family="paragraph" style:parent-style-name="Preformatted_20_Text">
      <style:text-properties fo:font-weight="bold" officeooo:paragraph-rsid="000a5754" style:font-weight-asian="bold" style:font-weight-complex="bold"/>
    </style:style>
    <style:style style:name="P16" style:family="paragraph" style:parent-style-name="Preformatted_20_Text">
      <style:paragraph-properties fo:margin-left="0in" fo:margin-right="0in" fo:margin-top="0in" fo:margin-bottom="0in" loext:contextual-spacing="false" fo:text-indent="0in" style:auto-text-indent="false"/>
    </style:style>
    <style:style style:name="P17" style:family="paragraph" style:parent-style-name="Preformatted_20_Text">
      <style:paragraph-properties fo:margin-left="0in" fo:margin-right="0in" fo:margin-top="0in" fo:margin-bottom="0in" loext:contextual-spacing="false" fo:text-indent="0in" style:auto-text-indent="false"/>
      <style:text-properties officeooo:rsid="000ac99a" officeooo:paragraph-rsid="000ac99a"/>
    </style:style>
    <style:style style:name="P18" style:family="paragraph" style:parent-style-name="Preformatted_20_Text">
      <style:text-properties fo:color="#0000ff" style:text-position="0% 100%" style:font-name="CMU Concrete" fo:font-size="14pt" fo:font-weight="bold" officeooo:rsid="000a5754" officeooo:paragraph-rsid="000ffae8" style:font-name-asian="FandolFang R1" style:font-size-asian="12.25pt" style:font-weight-asian="bold" style:font-name-complex="Liberation Mono" style:font-size-complex="14pt" style:font-weight-complex="bold"/>
    </style:style>
    <style:style style:name="P19" style:family="paragraph" style:parent-style-name="Preformatted_20_Text">
      <style:text-properties fo:color="#0000ff" style:text-position="0% 100%" style:font-name="CMU Concrete" fo:font-size="14pt" fo:font-weight="bold" officeooo:rsid="000ac99a" officeooo:paragraph-rsid="000ac99a" style:font-name-asian="FandolFang R1" style:font-size-asian="12.25pt" style:font-weight-asian="bold" style:font-name-complex="Liberation Mono" style:font-size-complex="14pt" style:font-weight-complex="bold"/>
    </style:style>
    <style:style style:name="P20" style:family="paragraph" style:parent-style-name="Preformatted_20_Text">
      <style:text-properties fo:color="#0000ff" style:text-position="0% 100%" style:font-name="CMU Concrete" fo:font-size="14pt" fo:font-weight="bold" officeooo:rsid="00115271" officeooo:paragraph-rsid="00115271" style:font-name-asian="FandolFang R1" style:font-size-asian="12.25pt" style:font-weight-asian="bold" style:font-name-complex="Liberation Mono" style:font-size-complex="14pt" style:font-weight-complex="bold"/>
    </style:style>
    <style:style style:name="T1" style:family="text">
      <style:text-properties fo:font-weight="bold" style:font-weight-asian="bold" style:font-weight-complex="bold"/>
    </style:style>
    <style:style style:name="T2" style:family="text">
      <style:text-properties officeooo:rsid="000a5754"/>
    </style:style>
    <style:style style:name="T3" style:family="text">
      <style:text-properties fo:color="#c0c0c0"/>
    </style:style>
    <style:style style:name="T4" style:family="text">
      <style:text-properties fo:color="#c0c0c0" fo:font-weight="bold" style:font-weight-asian="bold" style:font-weight-complex="bold"/>
    </style:style>
    <style:style style:name="T5" style:family="text">
      <style:text-properties fo:color="#000080"/>
    </style:style>
    <style:style style:name="T6" style:family="text">
      <style:text-properties fo:color="#000080" fo:font-weight="bold" style:font-weight-asian="bold" style:font-weight-complex="bold"/>
    </style:style>
    <style:style style:name="T7" style:family="text">
      <style:text-properties fo:color="#000080" officeooo:rsid="000a5754"/>
    </style:style>
    <style:style style:name="T8" style:family="text">
      <style:text-properties fo:color="#0000ff" style:text-position="0% 100%" style:font-name="CMU Concrete" fo:font-size="14pt" fo:font-weight="bold" officeooo:rsid="000a5754" style:font-size-asian="12.25pt" style:font-weight-asian="bold" style:font-size-complex="14pt" style:font-weight-complex="bold"/>
    </style:style>
    <style:style style:name="T9" style:family="text">
      <style:text-properties fo:color="#0000ff" style:text-position="0% 100%" style:font-name="CMU Concrete" fo:font-size="14pt" fo:font-weight="bold" officeooo:rsid="000a5754" style:font-name-asian="FandolFang R1" style:font-size-asian="12.25pt" style:font-weight-asian="bold" style:font-name-complex="Liberation Mono" style:font-size-complex="14pt" style:font-weight-complex="bold"/>
    </style:style>
    <style:style style:name="T10" style:family="text">
      <style:text-properties fo:color="#0000ff" style:text-position="0% 100%" style:font-name="CMU Concrete" fo:font-size="14pt" fo:font-weight="bold" officeooo:rsid="000afd2f" style:font-name-asian="FandolFang R1" style:font-size-asian="12.25pt" style:font-weight-asian="bold" style:font-name-complex="Liberation Mono" style:font-size-complex="14pt" style:font-weight-complex="bold"/>
    </style:style>
    <style:style style:name="T11" style:family="text">
      <style:text-properties fo:color="#0000ff" style:font-name="CMU Concrete" fo:font-size="14pt" fo:font-weight="bold" officeooo:rsid="000d06c6" style:font-size-asian="12.25pt" style:font-weight-asian="bold" style:font-size-complex="14pt" style:font-weight-complex="bold"/>
    </style:style>
    <style:style style:name="T12" style:family="text">
      <style:text-properties fo:color="#808000"/>
    </style:style>
    <style:style style:name="T13" style:family="text">
      <style:text-properties officeooo:rsid="000afd2f"/>
    </style:style>
    <style:style style:name="T14" style:family="text">
      <style:text-properties fo:color="#800000"/>
    </style:style>
    <style:style style:name="T15" style:family="text">
      <style:text-properties fo:color="#000000" fo:font-style="italic"/>
    </style:style>
    <style:style style:name="T16" style:family="text">
      <style:text-properties fo:font-weight="normal"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text:p text:style-name="P1">1. (2 puntos) Modifica la escena dada de manera que el Legoman sea substituido por 4 Patricios (modeloPatricio.obj) uniformemente <text:span text:style-name="T1">escalados de altura 5,</text:span> formando un corro y todos mirando hacia elcentro del corro. Concretamente: un primer Patricio tendrá el centro de su base en el punto (-2.5, 0,0) y mirará en dirección X+, el segundo Patricio tendrá el centro de la base en (0, 0, 2.5) i mirarà endirección Z-, el tercero tendrá el centro de la base en (2.5, 0, 0) y mirará en dirección X- y el cuarto yúltimo tendrá el centro de la base en (0, 0, -2.5) y mirará en dirección Z+.También debes modificar el material del suelo para que <text:span text:style-name="T1">pase a ser un material brillante (no hay quecambiar el color).</text:span></text:p>
      <text:p text:style-name="P2"><text:span text:style-name="T8">Para cambiar la altura y el escalado tocar el </text:span><text:span text:style-name="T1">escala</text:span><text:span text:style-name="T4"> </text:span><text:span text:style-name="T1">=</text:span><text:span text:style-name="T4"> </text:span><text:span text:style-name="T6">5.0</text:span><text:span text:style-name="T1">/(maxy-miny);</text:span></text:p>
      <text:p text:style-name="P2"><text:span text:style-name="T8">de la </text:span><text:span text:style-name="T1">calculaCapsaModel.</text:span></text:p>
      <text:p text:style-name="P15"/>
      <text:p text:style-name="P18">(para cambiar <text:span text:style-name="T17">color</text:span>, cambiar “amb” y “diff”, <text:span text:style-name="T17">mismos porcentajes</text:span> pero)</text:p>
      <text:p text:style-name="P2"><text:span text:style-name="T9">Ir a </text:span>createBuffersTerra <text:span text:style-name="T9">y cambiar el </text:span>glm::vec3<text:span text:style-name="T3"> </text:span>spec(<text:span text:style-name="T2">1</text:span><text:span text:style-name="T5">.0</text:span>,<text:span text:style-name="T2">1</text:span><text:span text:style-name="T5">.0</text:span>,<text:span text:style-name="T2">1</text:span><text:span text:style-name="T5">.0</text:span>);</text:p>
      <text:p text:style-name="P16"><text:span text:style-name="T3"><text:s text:c="2"/></text:span><text:span text:style-name="T12">float</text:span><text:span text:style-name="T3"> </text:span>shin<text:span text:style-name="T3"> </text:span>=<text:span text:style-name="T3"> </text:span><text:span text:style-name="T7">100</text:span>;</text:p>
      <text:p text:style-name="P16"/>
      <text:p text:style-name="P16"/>
      <text:p text:style-name="P16"/>
      <text:p text:style-name="P17"><text:s/>2.(1.5 puntos) Para poder inspeccionar la escena descrita, programa una cámara en tercera persona y <text:span text:style-name="T1">óptica perspectiva que inicialment permita ver la escena completa, centrada, sin deformar </text:span>y ocupando el área máxima del viewport. En caso de redimensionar la ventana (resize) la escena no se deformará. La cámara permitirá la inspección de la escena mediante rotaciones de los ángulos de Euler (ángulos</text:p>
      <text:p text:style-name="P17">ψ y θ), es decir, e<text:span text:style-name="T1">l usuario tiene que poder modificar dichos ángulos utilizando el ratón </text:span>como se ha visto en el laboratorio. Inicialmente la cámara debe estar mirando en dirección paralela al eje Z- de la aplicación.</text:p>
      <text:p text:style-name="P2"/>
      <text:p text:style-name="P3">Crear VRP = centro_escena, ra, FOV, FOVi; </text:p>
      <text:p text:style-name="P3"><text:tab/>-cambiar view_matrix ( no canviCam aun)</text:p>
      <text:p text:style-name="P3"><text:tab/>-cambiar project_matrix (same)</text:p>
      <text:p text:style-name="P3"><text:tab/>-añadir funcion resize</text:p>
      <text:p text:style-name="P20"><text:tab/>-llamar ini_camera en initzialiceGL</text:p>
      <text:p text:style-name="P8">Crear el mouseMoveEvent y declarar angulos X e Y y copiar en modelTransform etc.</text:p>
      <text:p text:style-name="P8"/>
      <text:p text:style-name="P9"><text:s/>3.(1.5 puntos) En el Fragment Shader, añade el cálculo de la iluminación de la escena <text:span text:style-name="T1">usando el modelo de Phong</text:span> con un foco de cámara de luz blanca situado siempre exactament en la posición de la cámara.</text:p>
      <text:p text:style-name="P9"/>
      <text:p text:style-name="P9"/>
      <text:p text:style-name="P5">Pasar mfunciones lamber&amp;phong del vertex al fragment, mas parametros.</text:p>
      <text:p text:style-name="P13"><text:span text:style-name="T10">Crear colorLoc en </text:span>carregaShaders(),<text:span text:style-name="T10"> meter</text:span><text:span text:style-name="T3"> </text:span>glUniform3fv(<text:span text:style-name="T14">colorLoc</text:span>,<text:span text:style-name="T5">1</text:span>,&amp;<text:span text:style-name="T14">colorLlum</text:span>[<text:span text:style-name="T5">0</text:span>]); <text:span text:style-name="T10">en</text:span><text:span text:style-name="T13"> </text:span><text:span text:style-name="T15">initializeGL</text:span><text:span text:style-name="T3"> </text:span>().</text:p>
      <text:p text:style-name="P13"><text:soft-page-break/><text:span text:style-name="T10">Declarar </text:span><text:span text:style-name="T14">colorLlum</text:span><text:span text:style-name="T3"> </text:span>=<text:span text:style-name="T3"> </text:span>glm::vec3(<text:span text:style-name="T5">0.8f</text:span>,<text:span text:style-name="T5">0.8f</text:span>,<text:span text:style-name="T5">0.8f</text:span>); <text:span text:style-name="T10">en Widget.</text:span></text:p>
      <text:p text:style-name="P14"/>
      <text:p text:style-name="P10">4. (1.5 puntos) Programa que el corro de los 4 Patricios gire respecto del eje Y de la escena. El ángulo de giro vendrá dado por un dial que deberás añadir a la interfaz. El <text:span text:style-name="T1">dial generará valores en el rango [0..359] grados de manera que, cuando el dial complete una vuelta, los 4 Patricios (el corro de Patricios) han completado una vuelta en torno del eje Y de la escena. El valor inicial del ángulo de giro del corro será 0.</text:span> El giro del corro debe funcionar independientemente de la cámara que esté activada</text:p>
      <text:p text:style-name="P10"/>
      <text:p text:style-name="P13"/>
      <text:p text:style-name="P13"/>
      <text:p text:style-name="P13"/>
      <text:p text:style-name="P6">Crear la funcion rotarPatricio(int) en .cpp i .h(public slots), declarar angleR en widget. Añadir translate a los model transform con angleR.</text:p>
      <text:p text:style-name="P6">Designer: poner dial, juntar con escena, linkar funcion moveSlider a rotarPatricio, cambiar valores del dial.</text:p>
      <text:p text:style-name="P13"/>
      <text:p text:style-name="P5"/>
      <text:p text:style-name="P4"/>
      <text:p text:style-name="P11">5. (2 puntos) Añade una segunda cámara fija en la posición (0, 2.5, 0) de la escena y enfocando hacia el eje Z+. La óptica de la cámara será perspectiva con ángulo de apertura de <text:span text:style-name="T1">M PI/2.0 radianes (90 grados)</text:span> con posición y orientación fijas. Los valores de Znear y Zfar permitirán ver todo lo que pueda verse de la escena desde la posición de la cámara y en la dirección antes indicada. Caso de redimensionado del viewport, la cámara no deformará la escena. </text:p>
      <text:p text:style-name="P11">L<text:span text:style-name="T1">a nueva cámara y la programada en el Ejercicio 2 podrán intercambiarse mediante la tecla C.</text:span> </text:p>
      <text:p text:style-name="P11">La posición y orientación de esta segunda cámara puedes programarla, si quieres, usando la función <text:span text:style-name="T1">lookAt</text:span> de la libreria glm.</text:p>
      <text:p text:style-name="P11"/>
      <text:p text:style-name="P11"/>
      <text:p text:style-name="P11"/>
      <text:p text:style-name="P7">Crear nuevo vrp + un obs y un up, añadir el keypressEvent, añadir booleano de modo de camara, aplicar el if(camara) en project i view.</text:p>
      <text:p text:style-name="P7"/>
      <text:p text:style-name="P11">6. (1.5 puntos) Incluye en la interfaz un slider que permita modificar el canal verde (G) del color RGB del foco de luz. El valor inicial del slider será el máximo y corresponderá a un foco de color blanco (componente G=1), pero el usuario debe poder modificar su valor, con lo que el color del foco pasará a tener menos componente verde hasta llegar al valor mı́nimo del slider (en este valor mı́nimo la componente G deberá ser 0).</text:p>
      <text:p text:style-name="P11"/>
      <text:p text:style-name="P11"/>
      <text:p text:style-name="P12">C<text:span text:style-name="T11">rear funcion de canviColor, crear slider, linkar funciones, max a 100 y empezar a 100, decrementar de uno en u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andolFang R1" svg:font-family="'FandolFang R'" style:font-family-generic="modern" style:font-pitch="fixed"/>
    <style:font-face style:name="Liberation Mono" svg:font-family="'Liberation Mono'" style:font-family-generic="modern" style:font-pitch="fixed"/>
    <style:font-face style:name="CMU Concrete" svg:font-family="'CMU Concret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andolFang R" svg:font-family="'FandolFang R'"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andolFang 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FandolFang 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FandolFang R" style:font-family-asian="'FandolFang 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FandolFang R1" style:font-family-asian="'FandolFang 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29T17:07:07.861392117</dc:date>
    <meta:editing-duration>PT1H48M22S</meta:editing-duration>
    <meta:editing-cycles>5</meta:editing-cycles>
    <meta:generator>LibreOffice/5.3.5.2$Linux_X86_64 LibreOffice_project/30m0$Build-2</meta:generator>
    <meta:document-statistic meta:table-count="0" meta:image-count="0" meta:object-count="0" meta:page-count="2" meta:paragraph-count="28" meta:word-count="735" meta:character-count="4365" meta:non-whitespace-character-count="3645"/>
  </office:meta>
</office:document-meta>
</file>